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7.2760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5.45041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/>
          <table:table-cell office:value-type="string" table:style-name="ce2">
            <text:p>quality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position</text:p>
          </table:table-cell>
          <table:table-cell office:value-type="string" table:style-name="ce2">
            <text:p>chemistry</text:p>
          </table:table-cell>
          <table:table-cell office:value-type="string" table:style-name="ce2">
            <text:p>nationality</text:p>
          </table:table-cell>
          <table:table-cell office:value-type="string" table:style-name="ce2">
            <text:p>league</text:p>
          </table:table-cell>
          <table:table-cell office:value-type="string" table:style-name="ce2">
            <text:p>club</text:p>
          </table:table-cell>
          <table:table-cell office:value-type="string" table:style-name="ce2">
            <text:p>BuyPric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onze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Defenders</text:p>
          </table:table-cell>
          <table:table-cell office:value-type="string" table:style-name="ce1">
            <text:p>BASIC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Premier League (ENG 1)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Silver</text:p>
          </table:table-cell>
          <table:table-cell office:value-type="string" table:style-name="ce1">
            <text:p>CONMEBOL LIBERTADORES</text:p>
          </table:table-cell>
          <table:table-cell office:value-type="string" table:style-name="ce1">
            <text:p>Midfielders</text:p>
          </table:table-cell>
          <table:table-cell office:value-type="string" table:style-name="ce1">
            <text:p>SNIPE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FL Championship (ENG 2)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Gold</text:p>
          </table:table-cell>
          <table:table-cell office:value-type="string" table:style-name="ce1">
            <text:p>CONMEBOL SUDAMERICANA</text:p>
          </table:table-cell>
          <table:table-cell office:value-type="string" table:style-name="ce1">
            <text:p>Attackers</text:p>
          </table:table-cell>
          <table:table-cell office:value-type="string" table:style-name="ce1">
            <text:p>FINISHER</text:p>
          </table:table-cell>
          <table:table-cell office:value-type="string" table:style-name="ce1">
            <text:p>England</text:p>
          </table:table-cell>
          <table:table-cell office:value-type="string" table:style-name="ce1">
            <text:p>EFL League One (ENG 3)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Special</text:p>
          </table:table-cell>
          <table:table-cell office:value-type="string" table:style-name="ce1">
            <text:p>FUT Heroes</text:p>
          </table:table-cell>
          <table:table-cell office:value-type="string" table:style-name="ce1">
            <text:p>RWB</text:p>
          </table:table-cell>
          <table:table-cell office:value-type="string" table:style-name="ce1">
            <text:p>DEADEY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FL League Two (ENG 4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ARKSMA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igue 1 Uber Eats (FRA 1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Ones to Watch</text:p>
          </table:table-cell>
          <table:table-cell office:value-type="string" table:style-name="ce1">
            <text:p>CB</text:p>
          </table:table-cell>
          <table:table-cell office:value-type="string" table:style-name="ce1">
            <text:p>HAWK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igue 2 BKT (FRA 2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Out of Positi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TIS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erie A TIM (ITA 1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ULEBREAKERS</text:p>
          </table:table-cell>
          <table:table-cell office:value-type="string" table:style-name="ce1">
            <text:p>LWB</text:p>
          </table:table-cell>
          <table:table-cell office:value-type="string" table:style-name="ce1">
            <text:p>ARCHITEC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Serie BKT (ITA 2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eam of the Week</text:p>
          </table:table-cell>
          <table:table-cell office:value-type="string" table:style-name="ce1">
            <text:p>CDM</text:p>
          </table:table-cell>
          <table:table-cell office:value-type="string" table:style-name="ce1">
            <text:p>POWERHOUS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undesliga (GER 1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CL Road to the Knockouts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ENGINE</text:p>
          </table:table-cell>
          <table:table-cell office:value-type="string" table:style-name="ce1">
            <text:p>Afghanist.</text:p>
          </table:table-cell>
          <table:table-cell office:value-type="string" table:style-name="ce1">
            <text:p>Bundesliga 2 (GER 2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ECL Road to the Knockouts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3. Liga (GER 3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EFA Champions League Road to the Final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GUARDIAN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LaLiga Santander (ESP 1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EFA Europa League Road to the Final</text:p>
          </table:table-cell>
          <table:table-cell office:value-type="string" table:style-name="ce1">
            <text:p>CAM</text:p>
          </table:table-cell>
          <table:table-cell office:value-type="string" table:style-name="ce1">
            <text:p>GLADIATOR</text:p>
          </table:table-cell>
          <table:table-cell office:value-type="string" table:style-name="ce1">
            <text:p>Andorra</text:p>
          </table:table-cell>
          <table:table-cell office:value-type="string" table:style-name="ce1">
            <text:p>LaLiga SmartBank (ESP 2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EL Road to the Knockouts</text:p>
          </table:table-cell>
          <table:table-cell office:value-type="string" table:style-name="ce1">
            <text:p>CF</text:p>
          </table:table-cell>
          <table:table-cell office:value-type="string" table:style-name="ce1">
            <text:p>BACKBONE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1A Pro League (BEL 1)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RW</text:p>
          </table:table-cell>
          <table:table-cell office:value-type="string" table:style-name="ce1">
            <text:p>ANCHOR</text:p>
          </table:table-cell>
          <table:table-cell office:value-type="string" table:style-name="ce1">
            <text:p>Antigua B.</text:p>
          </table:table-cell>
          <table:table-cell office:value-type="string" table:style-name="ce1">
            <text:p>3F Superliga (DEN 1)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string" table:style-name="ce1">
            <text:p>ST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-League (AUS 1)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">
            <text:p>LW</text:p>
          </table:table-cell>
          <table:table-cell office:value-type="string" table:style-name="ce1">
            <text:p>CATALYST</text:p>
          </table:table-cell>
          <table:table-cell office:value-type="string" table:style-name="ce1">
            <text:p>Armenia</text:p>
          </table:table-cell>
          <table:table-cell office:value-type="string" table:style-name="ce1">
            <text:p>Allsvenskan (SWE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HADOW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inch Prem (SPFL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WALL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CSL (CHN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HIELD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CSSL (SUI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CAT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Eliteserien (NOR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GLOV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England Div. 5 (ENG 5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GK BASIC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Eredivisie (NED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ermuda</text:p>
          </table:table-cell>
          <table:table-cell office:value-type="string" table:style-name="ce1">
            <text:p>Finnliiga (FIN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olivia</text:p>
          </table:table-cell>
          <table:table-cell office:value-type="string" table:style-name="ce1">
            <text:p>Hellas Liga (GRE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osnia-H.</text:p>
          </table:table-cell>
          <table:table-cell office:value-type="string" table:style-name="ce1">
            <text:p>Hero ISL (IND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razil</text:p>
          </table:table-cell>
          <table:table-cell office:value-type="string" table:style-name="ce1">
            <text:p>Icons (ICN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ulgaria</text:p>
          </table:table-cell>
          <table:table-cell office:value-type="string" table:style-name="ce1">
            <text:p>K League 1 (KOR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urk. Faso</text:p>
          </table:table-cell>
          <table:table-cell office:value-type="string" table:style-name="ce1">
            <text:p>Libertadores (LIB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Burundi</text:p>
          </table:table-cell>
          <table:table-cell office:value-type="string" table:style-name="ce1">
            <text:p>Liga Colombia (COL 1)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Cameroon</text:p>
          </table:table-cell>
          <table:table-cell office:value-type="string" table:style-name="ce1">
            <text:p>Liga Cyprus (CYP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anada</text:p>
          </table:table-cell>
          <table:table-cell office:value-type="string" table:style-name="ce1">
            <text:p>Liga Hrvatska (CRO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ape Verde</text:p>
          </table:table-cell>
          <table:table-cell office:value-type="string" table:style-name="ce1">
            <text:p>Liga Portugal (POR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AR</text:p>
          </table:table-cell>
          <table:table-cell office:value-type="string" table:style-name="ce1">
            <text:p>LPF (ARG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had</text:p>
          </table:table-cell>
          <table:table-cell office:value-type="string" table:style-name="ce1">
            <text:p>MBS Pro League (SAU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hile</text:p>
          </table:table-cell>
          <table:table-cell office:value-type="string" table:style-name="ce1">
            <text:p>Men's National (INT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hina PR</text:p>
          </table:table-cell>
          <table:table-cell office:value-type="string" table:style-name="ce1">
            <text:p>MLS (MLS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hinese Taipei</text:p>
          </table:table-cell>
          <table:table-cell office:value-type="string" table:style-name="ce1">
            <text:p>PKO Ekstraklasa (POL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olombia</text:p>
          </table:table-cell>
          <table:table-cell office:value-type="string" table:style-name="ce1">
            <text:p>South African FL (RSA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omoros</text:p>
          </table:table-cell>
          <table:table-cell office:value-type="string" table:style-name="ce1">
            <text:p>Special League (Special League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ongo</text:p>
          </table:table-cell>
          <table:table-cell office:value-type="string" table:style-name="ce1">
            <text:p>SSE Airtricity PD (IRL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osta Rica</text:p>
          </table:table-cell>
          <table:table-cell office:value-type="string" table:style-name="ce1">
            <text:p>Sudamericana (SUD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roatia</text:p>
          </table:table-cell>
          <table:table-cell office:value-type="string" table:style-name="ce1">
            <text:p>Süper Lig (TUR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uba</text:p>
          </table:table-cell>
          <table:table-cell office:value-type="string" table:style-name="ce1">
            <text:p>SUPERLIGA (ROM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yprus</text:p>
          </table:table-cell>
          <table:table-cell office:value-type="string" table:style-name="ce1">
            <text:p>Ukrayina Liha (UKR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Czech Rep.</text:p>
          </table:table-cell>
          <table:table-cell office:value-type="string" table:style-name="ce1">
            <text:p>United Emirates League (UAE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Denmark</text:p>
          </table:table-cell>
          <table:table-cell office:value-type="string" table:style-name="ce1">
            <text:p>Ö. Bundesliga (AUT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Dom. Rep.</text:p>
          </table:table-cell>
          <table:table-cell office:value-type="string" table:style-name="ce1">
            <text:p>Česká Liga (CZE 1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DR Congo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. Guine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cuador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gypt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l Salvad.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ngland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stoni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Ethiopi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Faroe Isl.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Fiji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Finland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France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Gabon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Gambi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Georgi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German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han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ibraltar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reec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renad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uam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uatemal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uine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uinea-Bi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Guyan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Haiti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Hondura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Hong Kong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Hungar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celan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nd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ndones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raq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relan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tal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Ivory Coast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Jamaic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Kazakhsta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Keny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Korea DPR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Korea Rep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Kosov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atv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ebano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iber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iby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iechten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ithuan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Luxemburg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cedon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dagascar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li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lt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uritan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auritiu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exic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oldov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ontenegr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ontserrat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orocc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Mozambiqu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. Irelan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.Antille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amib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etherland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ew Zealan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Norwa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anam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apua New Guine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aragua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eru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hilippine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olan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Roman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Russ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. Afric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audi Ara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cotlan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enegal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erb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ierra L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ingapor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lovak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loven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outh Suda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pai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t Kitts Nevi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t Luc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uda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urinam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wede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witzerl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yr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Tanzan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Togo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Trinida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Tunis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Turke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Ugand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United Arab Emirate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Uruguay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Uzbekistan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Wale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Zambia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Zimbabwe</text:p>
          </table:table-cell>
          <table:table-cell table:number-columns-repeated="16378"/>
        </table:table-row>
        <table:table-row table:number-rows-repeated="10484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thanh Nguyen Minh</meta:initial-creator>
    <dc:creator>thanh Nguyen Minh</dc:creator>
    <meta:creation-date>2022-11-01T13:07:49Z</meta:creation-date>
    <dc:date>2022-11-01T13:12:00Z</dc:date>
  </office:meta>
</office:document-meta>
</file>